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2c5" officeooo:paragraph-rsid="0001e2c5"/>
    </style:style>
    <style:style style:name="P2" style:family="paragraph" style:parent-style-name="Standard">
      <style:text-properties officeooo:rsid="0002c193" officeooo:paragraph-rsid="0002c193"/>
    </style:style>
    <style:style style:name="T1" style:family="text">
      <style:text-properties officeooo:rsid="0002c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TA ERRORS TO FIX:</text:p>
      <text:p text:style-name="P2"/>
      <text:p text:style-name="P2">- Need to increase the size of the button</text:p>
      <text:p text:style-name="P2">- Fix the colliders because you can die when kill a monster</text:p>
      <text:p text:style-name="P2">- Fix the jump animation because when you run and jump it show the run ani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2-02T11:11:06.888000000</dc:date>
    <meta:editing-duration>PT10M13S</meta:editing-duration>
    <meta:editing-cycles>2</meta:editing-cycles>
    <meta:document-statistic meta:table-count="0" meta:image-count="0" meta:object-count="0" meta:page-count="1" meta:paragraph-count="4" meta:word-count="41" meta:character-count="199" meta:non-whitespace-character-count="162"/>
  </office:meta>
</office:document-meta>
</file>